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ambria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4.736cm"/>
          <style:tab-stop style:position="9.499cm" style:type="center"/>
          <style:tab-stop style:position="18.759cm" style:type="right"/>
        </style:tab-stops>
      </style:paragraph-properties>
    </style:style>
    <style:style style:name="P2" style:family="paragraph" style:parent-style-name="Text_20_body">
      <style:text-properties style:use-window-font-color="true" style:font-name="Calibri1" fo:font-size="12pt" fo:font-style="italic" style:font-size-asian="12pt" style:font-style-asian="italic" style:font-size-complex="12pt" style:font-style-complex="italic"/>
    </style:style>
    <style:style style:name="P3" style:family="paragraph" style:parent-style-name="Text_20_body">
      <style:paragraph-properties fo:margin-top="0cm" fo:margin-bottom="0.007cm" fo:background-color="transparent">
        <style:background-image/>
      </style:paragraph-properties>
      <style:text-properties style:font-name="Consolas" fo:font-size="10pt" fo:background-color="transparent" style:font-size-asian="10pt" style:font-size-complex="10pt"/>
    </style:style>
    <style:style style:name="P4" style:family="paragraph" style:parent-style-name="Text_20_body">
      <style:paragraph-properties fo:margin-top="0cm" fo:margin-bottom="0.007cm" fo:background-color="transparent">
        <style:background-image/>
      </style:paragraph-properties>
      <style:text-properties fo:color="#669966" style:font-name="Consolas" fo:font-size="10pt" fo:background-color="transparent" style:font-size-asian="10pt" style:font-size-complex="10pt"/>
    </style:style>
    <style:style style:name="P5" style:family="paragraph" style:parent-style-name="Text_20_body">
      <style:paragraph-properties fo:margin-top="0cm" fo:margin-bottom="0.007cm" fo:background-color="transparent">
        <style:background-image/>
      </style:paragraph-properties>
      <style:text-properties fo:color="#579d1c" style:font-name="Consolas" fo:font-size="10pt" fo:background-color="transparent" style:font-size-asian="10pt" style:font-size-complex="10pt"/>
    </style:style>
    <style:style style:name="P6" style:family="paragraph" style:parent-style-name="Text_20_body">
      <style:paragraph-properties fo:margin-top="0cm" fo:margin-bottom="0.007cm" fo:background-color="transparent">
        <style:background-image/>
      </style:paragraph-properties>
      <style:text-properties style:use-window-font-color="true" style:font-name="Consolas" fo:font-size="10pt" fo:background-color="transparent" style:font-size-asian="10pt" style:font-size-complex="10pt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Text_20_body" style:list-style-name="L1">
      <style:text-properties style:font-name="Consolas" fo:font-style="normal" style:font-style-asian="normal" style:font-style-complex="normal"/>
    </style:style>
    <style:style style:name="P9" style:family="paragraph" style:parent-style-name="Text_20_body" style:list-style-name="L2"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Text_20_body" style:list-style-name="L2">
      <style:text-properties fo:font-weight="bold" style:font-weight-asian="bold" style:font-weight-complex="bold"/>
    </style:style>
    <style:style style:name="P11" style:family="paragraph" style:parent-style-name="Text_20_body" style:list-style-name="L3"/>
    <style:style style:name="P12" style:family="paragraph" style:parent-style-name="Text_20_body">
      <style:paragraph-properties fo:margin-top="0cm" fo:margin-bottom="0.007cm" fo:background-color="transparent">
        <style:background-image/>
      </style:paragraph-properties>
      <style:text-properties fo:color="#ff3333" style:font-name="Consolas" fo:font-size="10pt" fo:background-color="transparent" style:font-size-asian="10pt" style:font-size-complex="10pt"/>
    </style:style>
    <style:style style:name="P13" style:family="paragraph" style:parent-style-name="Text_20_body">
      <style:paragraph-properties fo:margin-top="0cm" fo:margin-bottom="0.007cm" fo:background-color="transparent">
        <style:background-image/>
      </style:paragraph-properties>
      <style:text-properties fo:color="#9900ff" style:font-name="Consolas" fo:font-size="10pt" fo:background-color="transparen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9900ff"/>
    </style:style>
    <style:style style:name="T5" style:family="text">
      <style:text-properties style:font-name="Consolas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Consolas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666666" fo:font-weight="normal" style:font-weight-asian="normal" style:font-weight-complex="normal"/>
    </style:style>
    <style:style style:name="T8" style:family="text"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666666" fo:font-style="italic" style:font-style-asian="italic" style:font-style-complex="italic"/>
    </style:style>
    <style:style style:name="T10" style:family="text">
      <style:text-properties fo:color="#666666" style:font-name="Consolas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style:font-name="Consolas"/>
    </style:style>
    <style:style style:name="T13" style:family="text">
      <style:text-properties style:use-window-font-color="true" style:font-name="Consolas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use-window-font-color="true" style:font-name="Consolas" fo:font-weight="bold" style:font-weight-asian="bold" style:font-weight-complex="bold"/>
    </style:style>
    <style:style style:name="T15" style:family="text">
      <style:text-properties style:font-name="Calibri1"/>
    </style:style>
    <style:style style:name="T16" style:family="text">
      <style:text-properties fo:color="#669966"/>
    </style:style>
    <style:style style:name="T17" style:family="text">
      <style:text-properties fo:color="#3333ff" fo:font-weight="bold" style:font-weight-asian="bold" style:font-weight-complex="bold"/>
    </style:style>
    <style:style style:name="T18" style:family="text">
      <style:text-properties fo:color="#003366"/>
    </style:style>
    <style:style style:name="T19" style:family="text">
      <style:text-properties fo:color="#0000ff" fo:font-weight="bold" style:font-weight-asian="bold" style:font-weight-complex="bold"/>
    </style:style>
    <style:style style:name="T20" style:family="text">
      <style:text-properties fo:color="#9999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onvention des données</text:h>
      <text:h text:style-name="Heading_20_3" text:outline-level="3">Tables :</text:h>
      <text:list xml:id="list2180245246868341860" text:style-name="L1">
        <text:list-item>
          <text:p text:style-name="P8">nom_table</text:p>
          <text:p text:style-name="P8"><text:span text:style-name="T15">Par la suite, </text:span><text:span text:style-name="T9">tab</text:span><text:span text:style-name="T15"> désigne les trois premiers caractères du nom de la table.</text:span></text:p>
        </text:list-item>
      </text:list>
      <text:h text:style-name="Heading_20_3" text:outline-level="3">Propriétés :</text:h>
      <text:list xml:id="list6614371376899456127" text:style-name="L2">
        <text:list-item>
          <text:p text:style-name="P9"><text:span text:style-name="T2">Clé :<text:tab/></text:span><text:span text:style-name="T1"><text:tab/></text:span><text:span text:style-name="T7">tab</text:span><text:span text:style-name="T5">_nom_de_la_propriete</text:span></text:p>
        </text:list-item>
        <text:list-item>
          <text:p text:style-name="P10"><text:span text:style-name="T1">Clé primaire :<text:tab/></text:span><text:span text:style-name="T8">tab</text:span><text:span text:style-name="T5">_id</text:span></text:p>
        </text:list-item>
      </text:list>
      <text:h text:style-name="Heading_20_3" text:outline-level="3">Contraintes :</text:h>
      <text:list xml:id="list3004718741968278706" text:style-name="L3">
        <text:list-item>
          <text:p text:style-name="P11">Contrainte générique :<text:tab/><text:span text:style-name="T14">c</text:span><text:span text:style-name="T12">_</text:span><text:span text:style-name="T10">tab_</text:span><text:span text:style-name="T13">nom_des_proprietes_nom_contrainte</text:span></text:p>
        </text:list-item>
        <text:list-item>
          <text:p text:style-name="P11">Contrainte clé primaire :<text:tab/><text:span text:style-name="T6">pk_</text:span><text:span text:style-name="T13">nom_de_la_table</text:span></text:p>
        </text:list-item>
        <text:list-item>
          <text:p text:style-name="P11">Contrainte clé étrangère :<text:tab/><text:span text:style-name="T3">f</text:span><text:span text:style-name="T6">k_</text:span><text:span text:style-name="T10">tab_</text:span><text:span text:style-name="T13">nom_des_proprietes</text:span></text:p>
        </text:list-item>
      </text:list>
      <text:h text:style-name="P7" text:outline-level="2">Convention du code</text:h>
      <text:p text:style-name="P2">Explications par l'exemple :</text:p>
      <text:p text:style-name="P12">&lt;?php</text:p>
      <text:p text:style-name="P3"><text:span text:style-name="T4"><text:tab/></text:span><text:span text:style-name="T17">class</text:span> famille <text:span text:style-name="T17">extends</text:span> model<text:span text:style-name="T4">{</text:span></text:p>
      <text:p text:style-name="P3"><text:tab/><text:tab/><text:span text:style-name="T17">private</text:span> <text:span text:style-name="T18">$fam_id</text:span><text:span text:style-name="T4">;</text:span></text:p>
      <text:p text:style-name="P3"><text:tab/><text:tab/><text:span text:style-name="T17">private</text:span> <text:span text:style-name="T18">$fam_libelle</text:span><text:span text:style-name="T4">;</text:span></text:p>
      <text:p text:style-name="P3"/>
      <text:p text:style-name="P3"/>
      <text:p text:style-name="P3"><text:tab/><text:tab/><text:span text:style-name="T16">/*</text:span></text:p>
      <text:p text:style-name="P4"><text:tab/><text:tab/> * nomFonction - Description courte de la fonction</text:p>
      <text:p text:style-name="P4"><text:tab/><text:tab/> * <text:tab/>Description détaillée de la fonction si nécessaire, sur une ou plusieurs </text:p>
      <text:p text:style-name="P4"><text:tab/><text:tab/> * <text:tab/>lignes, expliquant les actions opérées et éventuellement une indication sur </text:p>
      <text:p text:style-name="P4"><text:tab/><text:tab/> * <text:tab/>les endroits d'où la fonction peut être appelée</text:p>
      <text:p text:style-name="P4"><text:tab/><text:tab/> *</text:p>
      <text:p text:style-name="P4"><text:tab/><text:tab/> * @param<text:tab/>$fam_id<text:tab/>Description courte du paramètre</text:p>
      <text:p text:style-name="P4"><text:tab/><text:tab/> * @param<text:tab/>$fam_libelle<text:tab/>Description courte du paramètre</text:p>
      <text:p text:style-name="P4"><text:tab/><text:tab/> * </text:p>
      <text:p text:style-name="P4"><text:tab/><text:tab/> * @return<text:tab/>Description de l'élément retourné</text:p>
      <text:p text:style-name="P4"><text:tab/><text:tab/> */</text:p>
      <text:p text:style-name="P3"><text:tab/><text:tab/><text:span text:style-name="T17">public </text:span><text:span text:style-name="T19">function</text:span><text:span text:style-name="T17"> nomFonction</text:span><text:span text:style-name="T4">(</text:span><text:span text:style-name="T18">$fam_id</text:span> <text:span text:style-name="T4">=</text:span> <text:span text:style-name="T17">null</text:span><text:span text:style-name="T4">,</text:span> <text:span text:style-name="T18">$fam_libelle</text:span> <text:span text:style-name="T4">=</text:span> <text:span text:style-name="T17">null</text:span><text:span text:style-name="T4">){</text:span></text:p>
      <text:p text:style-name="P3"><text:tab/><text:tab/><text:tab/><text:span text:style-name="T4">[...]</text:span></text:p>
      <text:p text:style-name="P3"/>
      <text:p text:style-name="P3"><text:tab/><text:tab/><text:tab/><text:span text:style-name="T16">// Commentaire de ligne pour expliquer l'action d'une instruction...</text:span></text:p>
      <text:p text:style-name="P3"><text:tab/><text:tab/><text:tab/><text:span text:style-name="T4">[...]</text:span></text:p>
      <text:p text:style-name="P3"/>
      <text:p text:style-name="P3"/>
      <text:p text:style-name="P5"><text:tab/><text:tab/><text:tab/><text:span text:style-name="T16">/*</text:span></text:p>
      <text:p text:style-name="P4"><text:tab/><text:tab/><text:tab/> * Ou commentaire de bloc pour expliquer un ensemble d'instructions et <text:tab/><text:tab/><text:tab/><text:tab/> * éventuellement pourquoi l'action est réalisée de cette manière.</text:p>
      <text:p text:style-name="P4"><text:tab/><text:tab/><text:tab/> */</text:p>
      <text:p text:style-name="P4"><text:tab/><text:tab/><text:tab/><text:span text:style-name="T4">[...]</text:span></text:p>
      <text:p text:style-name="P4"><text:tab/><text:tab/><text:tab/></text:p>
      <text:p text:style-name="P4"><text:tab/><text:tab/><text:tab/></text:p>
      <text:p text:style-name="P4"><text:tab/><text:tab/><text:tab/>/*</text:p>
      <text:p text:style-name="P4"><text:tab/><text:tab/><text:tab/> * Utilisation d'une structure alternative si l'écriture devient trop <text:tab/><text:tab/><text:tab/><text:tab/><text:tab/> * difficile à lire...</text:p>
      <text:p text:style-name="P4"><text:tab/><text:tab/><text:tab/> */</text:p>
      <text:p text:style-name="P4"><text:tab/><text:tab/><text:tab/><text:span text:style-name="T19">if</text:span><text:span text:style-name="T4">(</text:span><text:span text:style-name="T18">$bar</text:span><text:span text:style-name="T4">){</text:span></text:p>
      <text:p text:style-name="P6"><text:tab/><text:tab/><text:tab/><text:tab/><text:span text:style-name="T4">[...]</text:span></text:p>
      <text:p text:style-name="P4"><text:tab/><text:tab/><text:tab/><text:tab/><text:span text:style-name="T18">$out</text:span><text:span text:style-name="T11"> </text:span><text:span text:style-name="T4">=</text:span><text:span text:style-name="T11"> </text:span><text:span text:style-name="T20">"Value "</text:span><text:span text:style-name="T11"> </text:span><text:span text:style-name="T4">.</text:span><text:span text:style-name="T11"> </text:span><text:span text:style-name="T18">$bar</text:span><text:span text:style-name="T11"> </text:span><text:span text:style-name="T4">.</text:span><text:span text:style-name="T11"> </text:span><text:span text:style-name="T20">" - "</text:span><text:span text:style-name="T11"> </text:span><text:span text:style-name="T4">.</text:span><text:span text:style-name="T11"> </text:span><text:span text:style-name="T18">$foo</text:span><text:span text:style-name="T11"> </text:span><text:span text:style-name="T4">.</text:span><text:span text:style-name="T11"> </text:span><text:span text:style-name="T20">"&lt;br/&gt;"</text:span><text:span text:style-name="T4">;</text:span></text:p>
      <text:p text:style-name="P6"><text:tab/><text:tab/><text:tab/><text:span text:style-name="T4">}</text:span><text:span text:style-name="T19">else</text:span><text:span text:style-name="T4">{</text:span></text:p>
      <text:p text:style-name="P6"><text:tab/><text:tab/><text:tab/><text:tab/><text:span text:style-name="T4">[...]</text:span></text:p>
      <text:p text:style-name="P4"><text:tab/><text:tab/><text:tab/><text:tab/><text:span text:style-name="T18">$out</text:span><text:span text:style-name="T11"> </text:span><text:span text:style-name="T4">=</text:span><text:span text:style-name="T11"> </text:span><text:span text:style-name="T20">"No value &lt;br/&gt;"</text:span><text:span text:style-name="T4">;</text:span></text:p>
      <text:p text:style-name="P6"><text:tab/><text:tab/><text:tab/><text:span text:style-name="T4">}</text:span></text:p>
      <text:p text:style-name="P4"/>
      <text:p text:style-name="P4"/>
      <text:p text:style-name="P4"><text:tab/><text:tab/><text:tab/>/*</text:p>
      <text:p text:style-name="P4"><text:tab/><text:tab/><text:tab/> * ...ou bien utilisation de ternaire si elle simplifie la lecture du code,</text:p>
      <text:p text:style-name="P4"><text:tab/><text:tab/><text:tab/> * surtout lors d'actions similaires répétées plusieurs fois (ex : stockage</text:p>
      <text:p text:style-name="P4"><text:tab/><text:tab/><text:tab/> * des données récupérées depuis un formulaire)</text:p>
      <text:p text:style-name="P4"><text:tab/><text:tab/><text:tab/> */</text:p>
      <text:p text:style-name="P4"/>
      <text:p text:style-name="P4"><text:tab/><text:tab/><text:tab/><text:span text:style-name="T18">$out1</text:span><text:span text:style-name="T11"> </text:span><text:span text:style-name="T4">=</text:span><text:span text:style-name="T11"> </text:span><text:span text:style-name="T19">isset</text:span><text:span text:style-name="T4">(</text:span><text:span text:style-name="T18">$_POST</text:span><text:span text:style-name="T4">[</text:span><text:span text:style-name="T20">'bar'</text:span><text:span text:style-name="T4">])</text:span><text:span text:style-name="T11"> </text:span><text:span text:style-name="T4">?</text:span><text:span text:style-name="T11"> </text:span><text:span text:style-name="T19">true</text:span><text:span text:style-name="T11"> </text:span><text:span text:style-name="T4">:</text:span><text:span text:style-name="T11"> </text:span><text:span text:style-name="T19">false</text:span><text:span text:style-name="T4">;</text:span></text:p>
      <text:p text:style-name="P4"><text:span text:style-name="T4"><text:tab/><text:tab/><text:tab/></text:span><text:span text:style-name="T18">$out2</text:span><text:span text:style-name="T11"> </text:span><text:span text:style-name="T4">=</text:span><text:span text:style-name="T11"> </text:span><text:span text:style-name="T19">isset</text:span><text:span text:style-name="T4">(</text:span><text:span text:style-name="T18">$_POST</text:span><text:span text:style-name="T4">[</text:span><text:span text:style-name="T20">'foobar'</text:span><text:span text:style-name="T4">])</text:span><text:span text:style-name="T11"> </text:span><text:span text:style-name="T4">?</text:span><text:span text:style-name="T11"> </text:span><text:span text:style-name="T19">true</text:span><text:span text:style-name="T11"> </text:span><text:span text:style-name="T4">:</text:span><text:span text:style-name="T11"> </text:span><text:span text:style-name="T19">false</text:span><text:span text:style-name="T4">;</text:span></text:p>
      <text:p text:style-name="P4"><text:span text:style-name="T4"><text:tab/><text:tab/><text:tab/></text:span><text:span text:style-name="T18">$out3</text:span><text:span text:style-name="T11"> </text:span><text:span text:style-name="T4">=</text:span><text:span text:style-name="T11"> </text:span><text:span text:style-name="T19">isset</text:span><text:span text:style-name="T4">(</text:span><text:span text:style-name="T18">$_POST</text:span><text:span text:style-name="T4">[</text:span><text:span text:style-name="T20">'foo'</text:span><text:span text:style-name="T4">])</text:span><text:span text:style-name="T11"> </text:span><text:span text:style-name="T4">?</text:span><text:span text:style-name="T11"> </text:span><text:span text:style-name="T19">false</text:span><text:span text:style-name="T11"> </text:span><text:span text:style-name="T4">:</text:span><text:span text:style-name="T11"> </text:span><text:span text:style-name="T19">true</text:span><text:span text:style-name="T4">;</text:span></text:p>
      <text:p text:style-name="P13"><text:tab/><text:tab/><text:tab/></text:p>
      <text:p text:style-name="P4"><text:span text:style-name="T4"><text:tab/><text:tab/><text:tab/></text:span><text:span text:style-name="T19">return array</text:span><text:span text:style-name="T4">(</text:span><text:span text:style-name="T18">$out1</text:span><text:span text:style-name="T20">, </text:span><text:span text:style-name="T18">$out2</text:span><text:span text:style-name="T20">, </text:span><text:span text:style-name="T18">$out3</text:span><text:span text:style-name="T4">);</text:span></text:p>
      <text:p text:style-name="P3"><text:tab/><text:tab/><text:span text:style-name="T4">}</text:span></text:p>
      <text:p text:style-name="P3"><text:tab/><text:span text:style-name="T4">}</text:span></text:p>
      <text:p text:style-name="P12"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ambria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style:shadow="none" fo:keep-with-next="always"/>
      <style:text-properties style:font-name="Cambria" fo:font-size="16pt" fo:font-weight="bold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.049cm" fo:border="0.002cm solid #000000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start" style:justify-single-word="false" style:page-number="auto"/>
      <style:text-properties fo:font-variant="small-caps" fo:font-size="14pt" fo:font-weight="normal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4.736cm"/>
          <style:tab-stop style:position="9.499cm" style:type="center"/>
          <style:tab-stop style:position="18.759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udo – Gestion des adhérents<text:tab/><text:tab/>Page 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y Quintela</meta:initial-creator>
    <meta:creation-date>2016-09-02T09:29:24.24</meta:creation-date>
    <meta:generator>OpenOffice/4.1.2$Win32 OpenOffice.org_project/412m3$Build-9782</meta:generator>
    <dc:date>2017-03-13T11:18:51.41</dc:date>
    <dc:creator>Joey Quintela</dc:creator>
    <meta:editing-duration>PT3H13M58S</meta:editing-duration>
    <meta:editing-cycles>53</meta:editing-cycles>
    <meta:document-statistic meta:table-count="0" meta:image-count="0" meta:object-count="0" meta:page-count="2" meta:paragraph-count="62" meta:word-count="281" meta:character-count="1916"/>
  </office:meta>
</office:document-meta>
</file>